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BeanJobFactory.setIgnoredUnknownProperties( String ... ignoredUnknown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BeanJobFactory.createJobInstance( TriggerFiredBundle bund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pringBeanJobFactory.isEligibleForPropertyPopulation( Object job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BeanJobFactory.setSchedulerContext( SchedulerContext schedul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BeanJobFactory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